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650000006528B2B9AF7494F520.png" manifest:media-type="image/png"/>
  <manifest:file-entry manifest:full-path="Pictures/1000133100000A7000000A70A6BB72C8F239D9F1.svg" manifest:media-type="image/svg+xml"/>
  <manifest:file-entry manifest:full-path="Pictures/1000000100000024000000246CFFB9A47C23A623.png" manifest:media-type="image/png"/>
  <manifest:file-entry manifest:full-path="Pictures/10001E5C000003B8000003B8CC45EF1DF1684DE9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Ktav Yad CLM" svg:font-family="'Ktav Yad CLM'" style:font-pitch="variable"/>
    <style:font-face style:name="Nachlieli CLM" svg:font-family="'Nachlieli CLM'"/>
    <style:font-face style:name="Nachlieli CLM1" svg:font-family="'Nachlieli CLM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rl-tb"/>
      <style:text-properties style:font-name="Arial" fo:font-size="24pt" fo:font-weight="bold" officeooo:paragraph-rsid="001ac760" style:font-size-asian="24pt" style:font-weight-asian="bold" style:font-name-complex="Ktav Yad CLM" style:font-size-complex="24pt" style:font-weight-complex="bold"/>
    </style:style>
    <style:style style:name="P2" style:family="paragraph" style:parent-style-name="Standard">
      <style:paragraph-properties fo:text-align="center" style:justify-single-word="false" style:writing-mode="rl-tb"/>
      <style:text-properties style:font-name="Arial" fo:font-size="24pt" officeooo:paragraph-rsid="001ac760" style:font-size-asian="24pt" style:font-name-complex="Arial" style:font-size-complex="24pt"/>
    </style:style>
    <style:style style:name="P3" style:family="paragraph" style:parent-style-name="List_20_Paragraph">
      <style:paragraph-properties fo:text-align="end" style:justify-single-word="false" style:writing-mode="rl-tb"/>
      <style:text-properties style:font-name="Arial" fo:font-size="18pt" officeooo:rsid="000e7ddf" officeooo:paragraph-rsid="000e7ddf" style:font-size-asian="18pt" style:font-name-complex="Arial" style:font-size-complex="18pt"/>
    </style:style>
    <style:style style:name="P4" style:family="paragraph" style:parent-style-name="List_20_Paragraph">
      <style:paragraph-properties fo:text-align="center" style:justify-single-word="false" style:writing-mode="rl-tb"/>
      <style:text-properties style:font-name="Arial" fo:font-size="15pt" officeooo:rsid="0035eb35" officeooo:paragraph-rsid="0035eb35" style:font-size-asian="15pt" style:font-name-complex="Arial" style:font-size-complex="15pt"/>
    </style:style>
    <style:style style:name="P5" style:family="paragraph" style:parent-style-name="Text_20_body">
      <style:paragraph-properties fo:text-align="end" style:justify-single-word="false" style:writing-mode="rl-tb"/>
      <style:text-properties officeooo:paragraph-rsid="0035689c"/>
    </style:style>
    <style:style style:name="P6" style:family="paragraph" style:parent-style-name="Standard">
      <style:paragraph-properties fo:text-align="end" style:justify-single-word="false" style:writing-mode="rl-tb"/>
      <style:text-properties officeooo:paragraph-rsid="0035eb35"/>
    </style:style>
    <style:style style:name="P7" style:family="paragraph" style:parent-style-name="Text_20_body">
      <style:paragraph-properties fo:text-align="end" style:justify-single-word="false" style:writing-mode="rl-tb"/>
      <style:text-properties officeooo:paragraph-rsid="00444eb2"/>
    </style:style>
    <style:style style:name="P8" style:family="paragraph" style:parent-style-name="Standard">
      <style:paragraph-properties fo:margin-top="0mm" fo:margin-bottom="2.5mm" style:contextual-spacing="false" fo:text-align="center" style:justify-single-word="false" style:writing-mode="rl-tb"/>
      <style:text-properties fo:color="#ff3333" loext:opacity="100%" style:font-name="Arial" fo:font-size="24pt" style:text-underline-style="solid" style:text-underline-width="auto" style:text-underline-color="font-color" fo:font-weight="bold" officeooo:rsid="003fb7b1" officeooo:paragraph-rsid="0018ff01" style:font-size-asian="24pt" style:font-weight-asian="bold" style:font-name-complex="Arial" style:font-size-complex="24pt" style:font-weight-complex="bold"/>
    </style:style>
    <style:style style:name="P9" style:family="paragraph" style:parent-style-name="Standard">
      <style:paragraph-properties fo:margin-top="0mm" fo:margin-bottom="2.5mm" style:contextual-spacing="false" fo:text-align="center" style:justify-single-word="false" fo:break-before="page" style:writing-mode="rl-tb"/>
      <style:text-properties fo:color="#ff3333" loext:opacity="100%" style:font-name="Arial" fo:font-size="24pt" style:text-underline-style="solid" style:text-underline-width="auto" style:text-underline-color="font-color" fo:font-weight="bold" officeooo:rsid="003fb7b1" officeooo:paragraph-rsid="0018ff01" style:font-size-asian="24pt" style:font-weight-asian="bold" style:font-name-complex="Arial" style:font-size-complex="24pt" style:font-weight-complex="bold"/>
    </style:style>
    <style:style style:name="P10" style:family="paragraph" style:parent-style-name="Standard">
      <style:paragraph-properties fo:text-align="end" style:justify-single-word="false" style:writing-mode="rl-tb"/>
      <style:text-properties fo:color="#0000ff" loext:opacity="100%" style:font-name="Arial" fo:font-size="20pt" fo:font-weight="bold" officeooo:paragraph-rsid="0005a7a8" fo:background-color="transparent" style:font-size-asian="20pt" style:font-weight-asian="bold" style:font-name-complex="Arial" style:font-size-complex="20pt" style:font-weight-complex="bold"/>
    </style:style>
    <style:style style:name="P11" style:family="paragraph" style:parent-style-name="List_20_Paragraph" style:list-style-name="WWNum1">
      <style:paragraph-properties fo:text-align="end" style:justify-single-word="false" style:writing-mode="rl-tb"/>
      <style:text-properties style:font-name="Arial" fo:font-size="18pt" officeooo:rsid="0035eb35" officeooo:paragraph-rsid="0035eb35" style:font-size-asian="18pt" style:font-name-complex="Arial" style:font-size-complex="18pt"/>
    </style:style>
    <style:style style:name="P12" style:family="paragraph" style:parent-style-name="List_20_Paragraph" style:list-style-name="WWNum1">
      <style:paragraph-properties fo:text-align="end" style:justify-single-word="false" style:writing-mode="rl-tb"/>
      <style:text-properties style:font-name="Arial" fo:font-size="18pt" officeooo:paragraph-rsid="000e7ddf" style:font-size-asian="18pt" style:font-name-complex="Arial" style:font-size-complex="18pt"/>
    </style:style>
    <style:style style:name="P13" style:family="paragraph" style:parent-style-name="List_20_Paragraph" style:list-style-name="WWNum1">
      <style:paragraph-properties fo:text-align="end" style:justify-single-word="false" style:writing-mode="rl-tb"/>
      <style:text-properties style:font-name="Arial" fo:font-size="18pt" style:font-size-asian="18pt" style:font-name-complex="Arial" style:font-size-complex="18pt"/>
    </style:style>
    <style:style style:name="P14" style:family="paragraph" style:parent-style-name="List_20_Paragraph" style:list-style-name="WWNum2">
      <style:paragraph-properties fo:margin-top="0mm" fo:margin-bottom="2.5mm" style:contextual-spacing="false" fo:text-align="end" style:justify-single-word="false" style:writing-mode="rl-tb"/>
      <style:text-properties style:font-name="Arial" fo:font-size="18pt" officeooo:paragraph-rsid="001ac760" style:font-size-asian="18pt" style:font-name-complex="Arial" style:font-size-complex="18pt"/>
    </style:style>
    <style:style style:name="P15" style:family="paragraph" style:parent-style-name="List_20_Paragraph" style:list-style-name="WWNum2">
      <style:paragraph-properties fo:margin-top="0mm" fo:margin-bottom="2.5mm" style:contextual-spacing="false" fo:text-align="end" style:justify-single-word="false" style:writing-mode="rl-tb"/>
      <style:text-properties style:font-name="Arial" fo:font-size="18pt" officeooo:paragraph-rsid="003c1e1a" style:font-size-asian="18pt" style:font-name-complex="Arial" style:font-size-complex="18pt"/>
    </style:style>
    <style:style style:name="P16" style:family="paragraph" style:parent-style-name="List_20_Paragraph" style:list-style-name="WWNum2">
      <style:paragraph-properties fo:margin-top="0mm" fo:margin-bottom="2.5mm" style:contextual-spacing="false" fo:text-align="end" style:justify-single-word="false" style:writing-mode="rl-tb"/>
      <style:text-properties style:font-name="Arial" fo:font-size="18pt" officeooo:paragraph-rsid="000e7ddf" style:font-size-asian="18pt" style:font-name-complex="Arial" style:font-size-complex="18pt"/>
    </style:style>
    <style:style style:name="P17" style:family="paragraph" style:parent-style-name="List_20_Paragraph" style:list-style-name="WWNum2">
      <style:paragraph-properties fo:text-align="end" style:justify-single-word="false" style:writing-mode="rl-tb"/>
      <style:text-properties style:font-name="Arial" fo:font-size="18pt" officeooo:rsid="0005dd38" officeooo:paragraph-rsid="0005dd38" style:font-size-asian="18pt" style:font-name-complex="Arial" style:font-size-complex="18pt"/>
    </style:style>
    <style:style style:name="P18" style:family="paragraph" style:parent-style-name="List_20_Paragraph" style:list-style-name="WWNum2">
      <style:paragraph-properties fo:text-align="end" style:justify-single-word="false" style:writing-mode="rl-tb"/>
      <style:text-properties style:font-name="Arial" fo:font-size="24pt" officeooo:paragraph-rsid="000e7ddf" style:font-size-asian="24pt" style:font-name-complex="Arial" style:font-size-complex="24pt"/>
    </style:style>
    <style:style style:name="P19" style:family="paragraph" style:parent-style-name="List_20_Paragraph" style:list-style-name="WWNum1">
      <style:paragraph-properties fo:text-align="end" style:justify-single-word="false" style:writing-mode="rl-tb"/>
      <style:text-properties officeooo:paragraph-rsid="001a4706"/>
    </style:style>
    <style:style style:name="P20" style:family="paragraph" style:parent-style-name="Standard" style:master-page-name="Standard">
      <style:paragraph-properties fo:text-align="center" style:justify-single-word="false" style:page-number="auto" style:writing-mode="rl-tb"/>
      <style:text-properties officeooo:paragraph-rsid="0005a7a8"/>
    </style:style>
    <style:style style:name="P21" style:family="paragraph" style:parent-style-name="Standard" style:list-style-name="WWNum1">
      <style:paragraph-properties fo:text-align="end" style:justify-single-word="false" style:writing-mode="rl-tb"/>
      <style:text-properties style:font-name="Arial" fo:font-size="18pt" officeooo:paragraph-rsid="000f821e" style:font-size-asian="18pt" style:font-name-complex="Arial" style:font-size-complex="18pt"/>
    </style:style>
    <style:style style:name="P22" style:family="paragraph" style:parent-style-name="Standard">
      <style:paragraph-properties fo:text-align="center" style:justify-single-word="false" style:writing-mode="rl-tb"/>
      <style:text-properties style:font-name="Arial" fo:font-size="18pt" fo:font-weight="bold" officeooo:paragraph-rsid="001ac760" style:font-size-asian="24pt" style:font-weight-asian="bold" style:font-name-complex="Ktav Yad CLM" style:font-size-complex="24pt" style:font-weight-complex="bold"/>
    </style:style>
    <style:style style:name="P23" style:family="paragraph">
      <loext:graphic-properties draw:fill="none"/>
      <style:paragraph-properties fo:text-align="center"/>
    </style:style>
    <style:style style:name="T1" style:family="text">
      <style:text-properties officeooo:rsid="0005dd38"/>
    </style:style>
    <style:style style:name="T2" style:family="text">
      <style:text-properties fo:font-weight="bold" officeooo:rsid="0005dd38" style:font-weight-asian="bold" style:font-weight-complex="bold"/>
    </style:style>
    <style:style style:name="T3" style:family="text">
      <style:text-properties fo:font-weight="bold" officeooo:rsid="0021f30e" style:font-weight-asian="bold" style:font-weight-complex="bold"/>
    </style:style>
    <style:style style:name="T4" style:family="text">
      <style:text-properties fo:font-weight="bold" officeooo:rsid="0039510a" style:font-weight-asian="bold" style:font-weight-complex="bold"/>
    </style:style>
    <style:style style:name="T5" style:family="text">
      <style:text-properties fo:font-weight="bold" officeooo:rsid="000e7ddf" style:font-weight-asian="bold" style:font-weight-complex="bold"/>
    </style:style>
    <style:style style:name="T6" style:family="text">
      <style:text-properties officeooo:rsid="000f821e"/>
    </style:style>
    <style:style style:name="T7" style:family="text">
      <style:text-properties officeooo:rsid="00136c98"/>
    </style:style>
    <style:style style:name="T8" style:family="text">
      <style:text-properties fo:color="#ff00cc" loext:opacity="100%" style:font-name="Arial" fo:font-size="18pt" fo:font-style="italic" style:text-underline-style="solid" style:text-underline-width="auto" style:text-underline-color="font-color" fo:font-weight="bold" officeooo:rsid="0009701f" style:font-size-asian="18pt" style:font-style-asian="italic" style:font-weight-asian="bold" style:font-name-complex="Arial" style:font-size-complex="18pt" style:font-style-complex="italic" style:font-weight-complex="bold"/>
    </style:style>
    <style:style style:name="T9" style:family="text">
      <style:text-properties fo:color="#ff00cc" loext:opacity="100%" style:font-name="Arial" fo:font-size="18pt" fo:font-style="italic" style:text-underline-style="solid" style:text-underline-width="auto" style:text-underline-color="font-color" fo:font-weight="bold" officeooo:rsid="0020423a" style:font-size-asian="18pt" style:font-style-asian="italic" style:font-weight-asian="bold" style:font-name-complex="Arial" style:font-size-complex="18pt" style:font-style-complex="italic" style:font-weight-complex="bold"/>
    </style:style>
    <style:style style:name="T10" style:family="text">
      <style:text-properties fo:color="#ff00cc" loext:opacity="100%" style:font-name="Arial" fo:font-size="18pt" fo:font-style="italic" style:text-underline-style="solid" style:text-underline-width="auto" style:text-underline-color="font-color" fo:font-weight="bold" officeooo:rsid="001fb80d" style:font-size-asian="18pt" style:font-style-asian="italic" style:font-weight-asian="bold" style:font-name-complex="Arial" style:font-size-complex="18pt" style:font-style-complex="italic" style:font-weight-complex="bold"/>
    </style:style>
    <style:style style:name="T11" style:family="text">
      <style:text-properties fo:color="#ff00cc" loext:opacity="100%" style:font-name="Arial" fo:font-size="18pt" fo:font-style="italic" style:text-underline-style="solid" style:text-underline-width="auto" style:text-underline-color="font-color" fo:font-weight="bold" officeooo:rsid="0036d7db" style:font-size-asian="18pt" style:font-style-asian="italic" style:font-weight-asian="bold" style:font-name-complex="Arial" style:font-size-complex="18pt" style:font-style-complex="italic" style:font-weight-complex="bold"/>
    </style:style>
    <style:style style:name="T12" style:family="text">
      <style:text-properties fo:font-size="28pt" fo:font-weight="bold" style:font-size-asian="28pt" style:font-weight-asian="bold" style:font-name-complex="Arial" style:font-size-complex="28pt" style:font-weight-complex="bold"/>
    </style:style>
    <style:style style:name="T13" style:family="text">
      <style:text-properties fo:font-size="28pt" fo:font-weight="bold" officeooo:rsid="0035eb35" style:font-size-asian="28pt" style:font-weight-asian="bold" style:font-name-complex="Arial" style:font-size-complex="28pt" style:font-weight-complex="bold"/>
    </style:style>
    <style:style style:name="T14" style:family="text">
      <style:text-properties fo:font-size="28pt" fo:font-weight="bold" officeooo:rsid="004119e7" style:font-size-asian="28pt" style:font-weight-asian="bold" style:font-name-complex="Arial" style:font-size-complex="28pt" style:font-weight-complex="bold"/>
    </style:style>
    <style:style style:name="T15" style:family="text">
      <style:text-properties fo:font-size="28pt" fo:font-weight="bold" officeooo:rsid="004ac371" style:font-size-asian="28pt" style:font-weight-asian="bold" style:font-name-complex="Arial" style:font-size-complex="28pt" style:font-weight-complex="bold"/>
    </style:style>
    <style:style style:name="T16" style:family="text">
      <style:text-properties fo:font-size="28pt" fo:font-weight="bold" officeooo:rsid="000e7ddf" style:font-size-asian="28pt" style:font-weight-asian="bold" style:font-size-complex="28pt" style:font-weight-complex="bold"/>
    </style:style>
    <style:style style:name="T17" style:family="text">
      <style:text-properties fo:font-size="28pt" fo:font-weight="bold" officeooo:rsid="000f821e" style:font-size-asian="28pt" style:font-weight-asian="bold" style:font-size-complex="28pt" style:font-weight-complex="bold"/>
    </style:style>
    <style:style style:name="T18" style:family="text">
      <style:text-properties fo:font-size="28pt" fo:font-weight="bold" officeooo:rsid="0029cbab" style:font-size-asian="28pt" style:font-weight-asian="bold" style:font-size-complex="28pt" style:font-weight-complex="bold"/>
    </style:style>
    <style:style style:name="T19" style:family="text">
      <style:text-properties fo:font-size="28pt" fo:font-weight="bold" officeooo:rsid="00379940" style:font-size-asian="28pt" style:font-weight-asian="bold" style:font-size-complex="28pt" style:font-weight-complex="bold"/>
    </style:style>
    <style:style style:name="T20" style:family="text">
      <style:text-properties fo:font-size="28pt" fo:font-weight="bold" officeooo:rsid="004ef2f3" style:font-size-asian="28pt" style:font-weight-asian="bold" style:font-size-complex="28pt" style:font-weight-complex="bold"/>
    </style:style>
    <style:style style:name="T21" style:family="text">
      <style:text-properties officeooo:rsid="001ac760"/>
    </style:style>
    <style:style style:name="T22" style:family="text">
      <style:text-properties officeooo:rsid="00257639"/>
    </style:style>
    <style:style style:name="T23" style:family="text">
      <style:text-properties officeooo:rsid="0050d168"/>
    </style:style>
    <style:style style:name="T24" style:family="text">
      <style:text-properties style:text-underline-style="solid" style:text-underline-width="auto" style:text-underline-color="font-color" fo:font-weight="bold" officeooo:rsid="001f02f0" style:font-weight-asian="bold" style:font-weight-complex="bold"/>
    </style:style>
    <style:style style:name="T25" style:family="text">
      <style:text-properties officeooo:rsid="0027c936"/>
    </style:style>
    <style:style style:name="T26" style:family="text">
      <style:text-properties fo:color="#009933" loext:opacity="100%" style:font-name="Arial" fo:font-size="20pt" fo:font-weight="bold" style:font-size-asian="20pt" style:font-weight-asian="bold" style:font-name-complex="Arial" style:font-size-complex="20pt" style:font-weight-complex="bold"/>
    </style:style>
    <style:style style:name="T27" style:family="text">
      <style:text-properties fo:color="#009933" loext:opacity="100%" style:font-name="Arial" fo:font-size="20pt" fo:font-weight="bold" officeooo:rsid="0017503b" style:font-size-asian="20pt" style:font-weight-asian="bold" style:font-name-complex="Arial" style:font-size-complex="20pt" style:font-weight-complex="bold"/>
    </style:style>
    <style:style style:name="T28" style:family="text">
      <style:text-properties fo:color="#009933" loext:opacity="100%" style:font-name="Arial" fo:font-size="20pt" fo:font-weight="bold" officeooo:rsid="002c36a4" style:font-size-asian="20pt" style:font-weight-asian="bold" style:font-name-complex="Arial" style:font-size-complex="20pt" style:font-weight-complex="bold"/>
    </style:style>
    <style:style style:name="T29" style:family="text">
      <style:text-properties fo:color="#009933" loext:opacity="100%" style:font-name="Arial" fo:font-size="20pt" fo:font-weight="bold" officeooo:rsid="0018ff01" style:font-size-asian="20pt" style:font-weight-asian="bold" style:font-name-complex="Arial" style:font-size-complex="20pt" style:font-weight-complex="bold"/>
    </style:style>
    <style:style style:name="T30" style:family="text">
      <style:text-properties fo:color="#009933" loext:opacity="100%" style:font-name="Arial" fo:font-size="20pt" fo:font-weight="bold" officeooo:rsid="0035eb35" style:font-size-asian="20pt" style:font-weight-asian="bold" style:font-name-complex="Arial" style:font-size-complex="20pt" style:font-weight-complex="bold"/>
    </style:style>
    <style:style style:name="T31" style:family="text">
      <style:text-properties fo:color="#009933" loext:opacity="100%" style:font-name="Arial" fo:font-size="20pt" fo:font-weight="bold" officeooo:rsid="00426a8b" style:font-size-asian="20pt" style:font-weight-asian="bold" style:font-name-complex="Arial" style:font-size-complex="20pt" style:font-weight-complex="bold"/>
    </style:style>
    <style:style style:name="T32" style:family="text">
      <style:text-properties fo:color="#009933" loext:opacity="100%" style:font-name="Arial" fo:font-size="20pt" fo:font-weight="bold" officeooo:rsid="00495d85" style:font-size-asian="20pt" style:font-weight-asian="bold" style:font-name-complex="Arial" style:font-size-complex="20pt" style:font-weight-complex="bold"/>
    </style:style>
    <style:style style:name="T33" style:family="text">
      <style:text-properties fo:color="#009933" loext:opacity="100%" style:font-name="Arial" fo:font-size="20pt" fo:font-weight="bold" officeooo:rsid="004ac371" style:font-size-asian="20pt" style:font-weight-asian="bold" style:font-name-complex="Arial" style:font-size-complex="20pt" style:font-weight-complex="bold"/>
    </style:style>
    <style:style style:name="T34" style:family="text">
      <style:text-properties fo:color="#009933" loext:opacity="100%" style:font-name="Arial" fo:font-size="20pt" fo:font-weight="bold" officeooo:rsid="004b328c" style:font-size-asian="20pt" style:font-weight-asian="bold" style:font-name-complex="Arial" style:font-size-complex="20pt" style:font-weight-complex="bold"/>
    </style:style>
    <style:style style:name="T35" style:family="text">
      <style:text-properties fo:color="#009933" loext:opacity="100%" style:font-name="Arial" fo:font-size="20pt" fo:font-weight="bold" officeooo:rsid="004f6153" style:font-size-asian="20pt" style:font-weight-asian="bold" style:font-name-complex="Arial" style:font-size-complex="20pt" style:font-weight-complex="bold"/>
    </style:style>
    <style:style style:name="T36" style:family="text">
      <style:text-properties fo:color="#009933" loext:opacity="100%" style:font-name="Arial" fo:font-size="20pt" fo:font-weight="bold" officeooo:rsid="004ac371" fo:background-color="transparent" loext:char-shading-value="0" style:font-size-asian="20pt" style:font-weight-asian="bold" style:font-name-complex="Arial" style:font-size-complex="20pt" style:font-weight-complex="bold"/>
    </style:style>
    <style:style style:name="T37" style:family="text">
      <style:text-properties fo:color="#0000ff" loext:opacity="100%" style:font-name="Arial" fo:font-size="20pt" fo:font-weight="bold" style:font-size-asian="20pt" style:font-weight-asian="bold" style:font-name-complex="Arial" style:font-size-complex="20pt" style:font-weight-complex="bold"/>
    </style:style>
    <style:style style:name="T38" style:family="text">
      <style:text-properties fo:color="#0000ff" loext:opacity="100%" style:font-name="Arial" fo:font-size="20pt" fo:font-weight="bold" officeooo:rsid="002c36a4" style:font-size-asian="20pt" style:font-weight-asian="bold" style:font-name-complex="Arial" style:font-size-complex="20pt" style:font-weight-complex="bold"/>
    </style:style>
    <style:style style:name="T39" style:family="text">
      <style:text-properties fo:color="#0000ff" loext:opacity="100%" style:font-name="Arial" fo:font-size="20pt" fo:font-weight="bold" officeooo:rsid="00211b06" style:font-size-asian="20pt" style:font-weight-asian="bold" style:font-name-complex="Arial" style:font-size-complex="20pt" style:font-weight-complex="bold"/>
    </style:style>
    <style:style style:name="T40" style:family="text">
      <style:text-properties fo:color="#0000ff" loext:opacity="100%" style:font-name="Arial" fo:font-size="20pt" fo:font-weight="bold" officeooo:rsid="0033d547" style:font-size-asian="20pt" style:font-weight-asian="bold" style:font-name-complex="Arial" style:font-size-complex="20pt" style:font-weight-complex="bold"/>
    </style:style>
    <style:style style:name="T41" style:family="text">
      <style:text-properties fo:color="#0000ff" loext:opacity="100%" style:font-name="Arial" fo:font-size="20pt" fo:font-weight="bold" officeooo:rsid="0035689c" style:font-size-asian="20pt" style:font-weight-asian="bold" style:font-name-complex="Arial" style:font-size-complex="20pt" style:font-weight-complex="bold"/>
    </style:style>
    <style:style style:name="T42" style:family="text">
      <style:text-properties fo:color="#0000ff" loext:opacity="100%" style:font-name="Arial" fo:font-size="20pt" fo:font-weight="bold" officeooo:rsid="00444eb2" style:font-size-asian="20pt" style:font-weight-asian="bold" style:font-name-complex="Arial" style:font-size-complex="20pt" style:font-weight-complex="bold"/>
    </style:style>
    <style:style style:name="T43" style:family="text">
      <style:text-properties fo:color="#0000ff" loext:opacity="100%" style:font-name="Arial" fo:font-size="20pt" fo:font-weight="bold" officeooo:rsid="0045b63b" style:font-size-asian="20pt" style:font-weight-asian="bold" style:font-name-complex="Arial" style:font-size-complex="20pt" style:font-weight-complex="bold"/>
    </style:style>
    <style:style style:name="T44" style:family="text">
      <style:text-properties fo:color="#0000ff" loext:opacity="100%" style:font-name="Arial" fo:font-size="20pt" fo:font-weight="bold" officeooo:rsid="0048a6db" style:font-size-asian="20pt" style:font-weight-asian="bold" style:font-name-complex="Arial" style:font-size-complex="20pt" style:font-weight-complex="bold"/>
    </style:style>
    <style:style style:name="T45" style:family="text">
      <style:text-properties fo:color="#0000ff" loext:opacity="100%" style:font-name="Arial" fo:font-size="20pt" fo:font-weight="bold" officeooo:rsid="004babb0" style:font-size-asian="20pt" style:font-weight-asian="bold" style:font-name-complex="Arial" style:font-size-complex="20pt" style:font-weight-complex="bold"/>
    </style:style>
    <style:style style:name="T46" style:family="text">
      <style:text-properties style:font-name="Arial" fo:font-size="18pt" style:font-size-asian="18pt" style:font-name-complex="Arial" style:font-size-complex="18pt"/>
    </style:style>
    <style:style style:name="T47" style:family="text">
      <style:text-properties style:font-name="Arial" fo:font-size="18pt" officeooo:rsid="00322edb" style:font-size-asian="18pt" style:font-name-complex="Arial" style:font-size-complex="18pt"/>
    </style:style>
    <style:style style:name="T48" style:family="text">
      <style:text-properties style:font-name="Arial" fo:font-size="18pt" officeooo:rsid="0009701f" style:font-size-asian="18pt" style:font-name-complex="Arial" style:font-size-complex="18pt"/>
    </style:style>
    <style:style style:name="T49" style:family="text">
      <style:text-properties style:font-name="Arial" fo:font-size="18pt" officeooo:rsid="0036d7db" style:font-size-asian="18pt" style:font-name-complex="Arial" style:font-size-complex="18pt"/>
    </style:style>
    <style:style style:name="T50" style:family="text">
      <style:text-properties style:font-name="Arial" fo:font-size="18pt" officeooo:rsid="00444eb2" style:font-size-asian="18pt" style:font-name-complex="Arial" style:font-size-complex="18pt"/>
    </style:style>
    <style:style style:name="T51" style:family="text">
      <style:text-properties officeooo:rsid="000e7ddf"/>
    </style:style>
    <style:style style:name="T52" style:family="text">
      <style:text-properties fo:font-size="32pt" fo:font-weight="bold" officeooo:rsid="000e7ddf" style:font-size-asian="32pt" style:font-weight-asian="bold" style:font-size-complex="32pt" style:font-weight-complex="bold"/>
    </style:style>
    <style:style style:name="T53" style:family="text">
      <style:text-properties fo:font-size="32pt" fo:font-weight="bold" officeooo:rsid="00268a98" style:font-size-asian="32pt" style:font-weight-asian="bold" style:font-size-complex="32pt" style:font-weight-complex="bold"/>
    </style:style>
    <style:style style:name="T54" style:family="text">
      <style:text-properties fo:font-size="32pt" fo:font-weight="bold" officeooo:rsid="004eb838" style:font-size-asian="32pt" style:font-weight-asian="bold" style:font-size-complex="32pt" style:font-weight-complex="bold"/>
    </style:style>
    <style:style style:name="T55" style:family="text">
      <style:text-properties officeooo:rsid="00379940"/>
    </style:style>
    <style:style style:name="T56" style:family="text">
      <style:text-properties officeooo:rsid="003c1e1a"/>
    </style:style>
    <style:style style:name="T57" style:family="text">
      <style:text-properties fo:font-size="24pt" officeooo:rsid="001c9664" style:font-size-asian="24pt" style:font-size-complex="24pt"/>
    </style:style>
    <style:style style:name="T58" style:family="text">
      <style:text-properties officeooo:rsid="001c9664" style:font-size-asian="15.75pt"/>
    </style:style>
    <style:style style:name="T59" style:family="text">
      <style:text-properties fo:font-size="20pt" officeooo:rsid="001c9664" style:font-size-asian="17.5pt" style:font-size-complex="20pt"/>
    </style:style>
    <style:style style:name="T60" style:family="text">
      <style:text-properties officeooo:rsid="003e537b"/>
    </style:style>
    <style:style style:name="T61" style:family="text">
      <style:text-properties fo:background-color="transparent" loext:char-shading-value="0"/>
    </style:style>
    <style:style style:name="T62" style:family="text">
      <style:text-properties officeooo:rsid="001a16ae" fo:background-color="transparent" loext:char-shading-value="0"/>
    </style:style>
    <style:style style:name="T63" style:family="text">
      <style:text-properties officeooo:rsid="003fbceb" fo:background-color="transparent" loext:char-shading-value="0"/>
    </style:style>
    <style:style style:name="T64" style:family="text">
      <style:text-properties officeooo:rsid="0041069a" fo:background-color="transparent" loext:char-shading-value="0"/>
    </style:style>
    <style:style style:name="T65" style:family="text">
      <style:text-properties officeooo:rsid="00257639" fo:background-color="transparent" loext:char-shading-value="0"/>
    </style:style>
    <style:style style:name="T66" style:family="text">
      <style:text-properties officeooo:rsid="003fbceb"/>
    </style:style>
    <style:style style:name="T67" style:family="text">
      <style:text-properties officeooo:rsid="0041069a"/>
    </style:style>
    <style:style style:name="T68" style:family="text">
      <style:text-properties officeooo:rsid="004b328c"/>
    </style:style>
    <style:style style:name="T69" style:family="text">
      <style:text-properties officeooo:rsid="004babb0"/>
    </style:style>
    <style:style style:name="T70" style:family="text">
      <style:text-properties officeooo:rsid="004d41c0"/>
    </style:style>
    <style:style style:name="T71" style:family="text">
      <style:text-properties officeooo:rsid="0050df60"/>
    </style:style>
    <style:style style:name="fr1" style:family="graphic" style:parent-style-name="Graphics">
      <style:graphic-properties fo:margin-left="0mm" fo:margin-right="0mm" fo:margin-top="0mm" fo:margin-bottom="0mm" style:run-through="background" style:wrap="run-through" style:number-wrapped-paragraphs="no-limit" style:vertical-pos="middle" style:vertical-rel="baseline" style:horizontal-pos="from-left" style:horizontal-rel="paragraph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15">תל מונד</text:span><text:span text:style-name="T12">, </text:span><text:span text:style-name="T15">29</text:span><text:span text:style-name="T13">.</text:span><text:span text:style-name="T15">04</text:span><text:span text:style-name="T13">.202</text:span><text:span text:style-name="T14">3</text:span></text:p>
      <text:p text:style-name="P6"><text:span text:style-name="T26">מסלול </text:span><text:span text:style-name="T30">ניווט בכיף</text:span><text:span text:style-name="T27">: </text:span><text:span text:style-name="T26"><text:s/></text:span><text:span text:style-name="T34">2</text:span><text:span text:style-name="T36">.5</text:span><text:span text:style-name="T26"> ק"מ, </text:span><text:span text:style-name="T30">1</text:span><text:span text:style-name="T33">1</text:span><text:span text:style-name="T28"> תחנות</text:span><text:span text:style-name="T26">, </text:span><text:span text:style-name="T29">כולל חידות בנושא </text:span><text:span text:style-name="T33">יום העצמאות</text:span><text:span text:style-name="T29">. </text:span><text:span text:style-name="T31">ניתן לקצר. </text:span><text:span text:style-name="T35">ישנה גם אפשרות למסלול "ניווט בכיף ספורטיבי" עם מדידת זמנים.</text:span></text:p>
      <text:list xml:id="list1082846981" text:style-name="WWNum1">
        <text:list-item>
          <text:p text:style-name="P11">יש להירשם באתר "ניווט בכיף":</text:p>
        </text:list-item>
      </text:list>
      <text:p text:style-name="P4"><draw:frame text:anchor-type="paragraph" draw:z-index="2" draw:name="Shape2" draw:style-name="gr1" draw:text-style-name="P23" svg:width="35.6mm" svg:height="39.75mm" svg:x="63.8mm" svg:y="-1.06mm"><draw:image xlink:href="Pictures/10001E5C000003B8000003B8CC45EF1DF1684DE9.svg" xlink:type="simple" xlink:show="embed" xlink:actuate="onLoad" draw:mime-type="image/svg+xml"><text:p/></draw:image><draw:image xlink:href="Pictures/1000000100000024000000246CFFB9A47C23A623.png" xlink:type="simple" xlink:show="embed" xlink:actuate="onLoad" draw:mime-type="image/png"/><loext:qrcode office:string-value="https://www.nivutbekef.com/events/telmond1" loext:qrcode-errorcorrection="medium" loext:qrcode-border="1" loext:qrcode-type="0"/></draw:frame>https://www.nivutbekef.com/events/telmond1</text:p>
      <text:list xml:id="list90908301432299" text:continue-numbering="true" text:style-name="WWNum1">
        <text:list-item>
          <text:p text:style-name="P19"><text:span text:style-name="T46">התשלום </text:span><text:span text:style-name="T49">באתר</text:span><text:span text:style-name="T46"> לכל מ</text:span><text:span text:style-name="T49">ש</text:span><text:span text:style-name="T46">פ</text:span><text:span text:style-name="T49">ח</text:span><text:span text:style-name="T46">ה – </text:span><text:span text:style-name="T50">9</text:span><text:span text:style-name="T49">0</text:span><text:span text:style-name="T47"> ש"ח. </text:span><text:span text:style-name="T8">מי שנרשם </text:span><text:span text:style-name="T9">מראש </text:span><text:span text:style-name="T8">דרך האתר, יכול לגשת ישירות ל</text:span><text:span text:style-name="T11">עמדת "ניווט בכיף"</text:span><text:span text:style-name="T8"> – </text:span><text:span text:style-name="T10">אין צורך לעבור דרך הקופה!</text:span><text:span text:style-name="T48">.</text:span></text:p>
        </text:list-item>
        <text:list-item>
          <text:p text:style-name="P12"><text:span text:style-name="T51">חלון היציאה למסלול העממי בין </text:span><text:span text:style-name="T68">08:30</text:span><text:span text:style-name="T51"> ל 11:00. </text:span><text:span text:style-name="T16">שעת גג </text:span><text:span text:style-name="T17">(איסוף תחנות) </text:span><text:span text:style-name="T18">12:</text:span><text:span text:style-name="T20">0</text:span><text:span text:style-name="T18">0</text:span></text:p>
        </text:list-item>
        <text:list-item>
          <text:p text:style-name="P13">ב<text:span text:style-name="T55">עמדת</text:span> "<text:span text:style-name="T55">ניווט בכיף</text:span>" מקבלים מפ<text:span text:style-name="T55">ות (לכל משתתף מעל גיל 6)</text:span>, והסבר אם נדרש.</text:p>
        </text:list-item>
        <text:list-item>
          <text:p text:style-name="P21">תעודת סיום <text:span text:style-name="T6">תוענק </text:span>לכל ילד <text:span text:style-name="T6">(</text:span>אם רוצים <draw:frame draw:style-name="fr2" draw:name="Image1" text:anchor-type="as-char" svg:y="-6.42mm" svg:width="6.6mm" svg:height="6.6mm" draw:z-index="1"><draw:image xlink:href="Pictures/1000133100000A7000000A70A6BB72C8F239D9F1.svg" xlink:type="simple" xlink:show="embed" xlink:actuate="onLoad" draw:mime-type="image/svg+xml"/><draw:image xlink:href="Pictures/10000001000000650000006528B2B9AF7494F520.png" xlink:type="simple" xlink:show="embed" xlink:actuate="onLoad" draw:mime-type="image/png"/></draw:frame><text:span text:style-name="T6">).</text:span></text:p>
        </text:list-item>
      </text:list>
      <text:p text:style-name="P22"/>
      <text:p text:style-name="P1">נווטו <text:span text:style-name="T7">ותיהנו</text:span>!</text:p>
      <text:p text:style-name="P2"><text:bookmark text:name="ctl00_ContentPlaceHolder1_FormView1_Image111"/><draw:frame draw:style-name="fr1" draw:name="graphics1" text:anchor-type="as-char" svg:width="39.26mm" svg:height="37.89mm" draw:z-index="0"><draw:image xlink:href="http://www.nivut.org.il/info/clubs/pages/ramathasharon.jpg" xlink:type="simple" xlink:show="embed" xlink:actuate="onLoad" draw:mime-type="image/jpeg"/></draw:frame><text:bookmark text:name="ctl00_ContentPlaceHolder1_FormView1_Image11"/></text:p>
      <text:p text:style-name="P9">מסלולים תחרותיים</text:p>
      <text:p text:style-name="P8"/>
      <text:p text:style-name="P10"><text:span text:style-name="T21">מפות </text:span><text:span text:style-name="T60">ארוך, בינוני, קצר וקצרצר בקנ"מ 1:</text:span><text:span text:style-name="T69">3</text:span><text:span text:style-name="T60">,</text:span><text:span text:style-name="T69">5</text:span><text:span text:style-name="T60">00</text:span></text:p>
      <text:p text:style-name="P5"><text:span text:style-name="T37">מסלול ארוך: </text:span><text:span text:style-name="T44">7.</text:span><text:span text:style-name="T45">6</text:span><text:span text:style-name="T37"> ק"מ, </text:span><text:span text:style-name="T45">23</text:span><text:span text:style-name="T39"> תחנות,</text:span><text:span text:style-name="T40"> טיפוס </text:span><text:span text:style-name="T42">זניח</text:span><text:span text:style-name="T37">.</text:span></text:p>
      <text:p text:style-name="P7"><text:span text:style-name="T37">מסלול </text:span><text:span text:style-name="T41">בינוני</text:span><text:span text:style-name="T37">: </text:span><text:span text:style-name="T43">5.</text:span><text:span text:style-name="T45">0</text:span><text:span text:style-name="T37"> ק"מ, </text:span><text:span text:style-name="T43">17</text:span><text:span text:style-name="T39"> תחנות, </text:span><text:span text:style-name="T40">טיפוס </text:span><text:span text:style-name="T42">זניח</text:span><text:span text:style-name="T37">.</text:span></text:p>
      <text:p text:style-name="P7"><text:span text:style-name="T37">מסלול קצר: </text:span><text:span text:style-name="T45">3.5</text:span><text:span text:style-name="T37"> ק"מ, </text:span><text:span text:style-name="T43">1</text:span><text:span text:style-name="T45">4</text:span><text:span text:style-name="T38"> תחנות</text:span><text:span text:style-name="T39">, </text:span><text:span text:style-name="T40">טיפוס </text:span><text:span text:style-name="T42">זניח</text:span><text:span text:style-name="T37">.</text:span></text:p>
      <text:p text:style-name="P7"><text:span text:style-name="T37">מסלול קצרצר: </text:span><text:span text:style-name="T43">2.</text:span><text:span text:style-name="T45">5</text:span><text:span text:style-name="T37"> ק"מ, </text:span><text:span text:style-name="T45">12</text:span><text:span text:style-name="T39"> תחנות, </text:span><text:span text:style-name="T40">טיפוס </text:span><text:span text:style-name="T42">זניח</text:span><text:span text:style-name="T37">.</text:span></text:p>
      <text:list xml:id="list2793503864" text:style-name="WWNum2">
        <text:list-item>
          <text:p text:style-name="P17">מי שנרשם מראש ובבעלותו כרטיס SI יכול לגשת ישירות לזינוק.</text:p>
        </text:list-item>
        <text:list-item>
          <text:p text:style-name="P14"><text:span text:style-name="T1">מי שהזמין</text:span> מראש דרך האתר כרטיס SI – <text:span text:style-name="T1">נא ל</text:span>גש<text:span text:style-name="T1">ת</text:span> לשולחן <text:span text:style-name="T1">חלוקת כרטיסי SI (שולחן הרישום התחרותי) ו</text:span><text:span text:style-name="T2">לעבור דרך עמדת המחשוב לצורך רישום </text:span><text:span text:style-name="T24">לפני הזינוק</text:span>.</text:p>
        </text:list-item>
        <text:list-item>
          <text:p text:style-name="P14"><text:span text:style-name="T1">מי שלא נרשם</text:span> <text:span text:style-name="T67">בהרשמה המוקדמת</text:span> – <text:span text:style-name="T66">הרשמה דרך דף הרשמה מאוחרת באתר האיגוד. </text:span><text:span text:style-name="T22">עבור חברי איגוד,</text:span><text:span text:style-name="T65"> </text:span><text:span text:style-name="T63">המחיר </text:span><text:span text:style-name="T64">הוא </text:span><text:span text:style-name="T63">35 ש"ח</text:span><text:span text:style-name="T61"> <text:s/></text:span><text:span text:style-name="T62">(+ 10 ש”ח נוספים למי ששוכר כרטיס SI). עבור אורחים, המחיר למפה הוא</text:span><text:span text:style-name="T61"> </text:span><text:span text:style-name="T63">50</text:span><text:span text:style-name="T61"> ש"ח</text:span> <text:span text:style-name="T25">(ועוד 10 ש”ח לכרטיס SI, למי שצריך)</text:span><text:span text:style-name="T61">. </text:span><text:span text:style-name="T2">קבלת כרטיס SI מותנית </text:span><text:span text:style-name="T3">בהפקדת תעודת זהות או רישיון נהיגה</text:span><text:span text:style-name="T4">, אותה מקבלים חזרה עם החזרת הכרטיס</text:span><text:span text:style-name="T1">.</text:span></text:p>
        </text:list-item>
        <text:list-item>
          <text:p text:style-name="P15"><text:span text:style-name="T23">במהלך האירוע, </text:span><text:span text:style-name="T56">תופצנה</text:span><text:span text:style-name="T23"> תוצאות ב</text:span><text:span text:style-name="T56">זמן אמת בכתובת: </text:span><text:a xlink:type="simple" xlink:href="http://jp.mulka2.com/cloud/live" text:style-name="Internet_20_link" text:visited-style-name="Visited_20_Internet_20_Link"><text:span text:style-name="T58">http://jp.mulka2.com/cloud/live</text:span></text:a><text:span text:style-name="T59">.</text:span><text:span text:style-name="T57"> </text:span><text:span text:style-name="T56">תוצאות ולפקומבט בעיכוב של דקה-שתיים יופצו בכתובת:</text:span><text:a xlink:type="simple" xlink:href="https://rb.gy/xmvnks" text:style-name="Internet_20_link" text:visited-style-name="Visited_20_Internet_20_Link"><text:span text:style-name="T71">https://rb.gy/xmvnks</text:span></text:a><text:span text:style-name="T56">. כרגיל, בתום התחרות, המידע יפורסם באתר האיגוד.</text:span></text:p>
        </text:list-item>
        <text:list-item>
          <text:p text:style-name="P16"><text:span text:style-name="T5">לו"ז: </text:span><text:span text:style-name="T51">זינוק: 11:00 – 0</text:span><text:span text:style-name="T70">8</text:span><text:span text:style-name="T51">:</text:span><text:span text:style-name="T70">3</text:span><text:span text:style-name="T51">0, </text:span><text:span text:style-name="T52">שעת גג: </text:span><text:span text:style-name="T53">12:</text:span><text:span text:style-name="T54">0</text:span><text:span text:style-name="T53">0</text:span><text:span text:style-name="T51">.</text:span></text:p>
        </text:list-item>
      </text:list>
      <text:p text:style-name="P3"/>
      <text:list xml:id="list90907798438202" text:continue-numbering="true" text:style-name="WWNum2">
        <text:list-header>
          <text:p text:style-name="P18"><text:bookmark text:name="ctl00_ContentPlaceHolder1_FormView1_Image1"/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Ktav Yad CLM" svg:font-family="'Ktav Yad CLM'" style:font-pitch="variable"/>
    <style:font-face style:name="Nachlieli CLM" svg:font-family="'Nachlieli CLM'"/>
    <style:font-face style:name="Nachlieli CLM1" svg:font-family="'Nachlieli CLM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true" style:font-name-asian="DejaVu Sans" style:font-size-asian="11pt" style:language-asian="en" style:country-asian="US" style:font-name-complex="DejaVu Sans" style:font-size-complex="11pt" style:language-complex="he" style:country-complex="IL"/>
    </style:default-style>
    <style:default-style style:family="paragraph">
      <style:paragraph-properties fo:margin-top="0mm" fo:margin-bottom="3.53mm" style:contextual-spacing="false" fo:line-height="115%" fo:hyphenation-ladder-count="no-limit" style:text-autospace="ideograph-alpha" style:punctuation-wrap="hanging" style:line-break="strict" style:tab-stop-distance="12.7mm" style:writing-mode="page"/>
      <style:text-properties style:use-window-font-color="true" loext:opacity="0%" style:font-name="Calibri" fo:font-size="11pt" fo:language="en" fo:country="US" style:letter-kerning="true" style:font-name-asian="DejaVu Sans" style:font-size-asian="11pt" style:language-asian="en" style:country-asian="US" style:font-name-complex="DejaVu Sans" style:font-size-complex="11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Nachlieli CLM" style:font-family-complex="'Nachlieli CLM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Nachlieli CLM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" style:font-family-complex="'Nachlieli CLM'"/>
    </style:style>
    <style:style style:name="List_20_Paragraph" style:display-name="List Paragraph" style:family="paragraph" style:parent-style-name="Standard" style:default-outline-level="">
      <style:paragraph-properties fo:margin-left="12.7mm" fo:margin-right="0mm" fo:margin-top="0mm" fo:margin-bottom="3.53mm" style:contextual-spacing="false" fo:text-indent="0m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language="en" fo:country="US" fo:font-weight="bold" style:font-weight-asian="bold" style:font-weight-complex="bold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8pt" officeooo:rsid="0005dd38" style:font-size-asian="18pt" style:font-name-complex="Arial" style:font-family-complex="Arial" style:font-family-generic-complex="swiss" style:font-pitch-complex="variable" style:font-size-complex="1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loext:num-list-format="%5%." style:num-suffix="." style:num-format="a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loext:num-list-format="%8%." style:num-suffix="." style:num-format="a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loext:num-list-format="%5%." style:num-suffix="." style:num-format="a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loext:num-list-format="%8%." style:num-suffix="." style:num-format="a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6mm" fo:page-height="296.93mm" style:num-format="1" style:print-orientation="portrait" fo:margin-top="12.7mm" fo:margin-bottom="0mm" fo:margin-left="20.32mm" fo:margin-right="20.32mm" style:writing-mode="rl-tb" style:layout-grid-color="#c0c0c0" style:layout-grid-lines="38" style:layout-grid-base-height="4.23mm" style:layout-grid-ruby-height="2.12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editing-cycles>76</meta:editing-cycles>
    <meta:print-date>2014-09-26T21:15:38.236264741</meta:print-date>
    <meta:creation-date>2014-02-28T15:44:00</meta:creation-date>
    <dc:date>2023-04-24T09:09:06.462028056</dc:date>
    <meta:editing-duration>P4DT9H10M48S</meta:editing-duration>
    <meta:generator>LibreOffice/7.5.2.2$Linux_X86_64 LibreOffice_project/50$Build-2</meta:generator>
    <meta:document-statistic meta:table-count="0" meta:image-count="2" meta:object-count="0" meta:page-count="2" meta:paragraph-count="21" meta:word-count="262" meta:character-count="1513" meta:non-whitespace-character-count="1274"/>
    <meta:user-defined meta:name="AppVersion">12.0000</meta:user-defined>
    <meta:user-defined meta:name="Company">Grizli77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